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1f3d1" officeooo:paragraph-rsid="0001f3d1" style:font-weight-asian="bold" style:font-weight-complex="bold"/>
    </style:style>
    <style:style style:name="P2"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01f3d1" officeooo:paragraph-rsid="0001f3d1" style:font-weight-asian="bold" style:font-weight-complex="bold"/>
    </style:style>
    <style:style style:name="P3" style:family="paragraph" style:parent-style-name="Standard">
      <style:paragraph-properties fo:line-height="150%" fo:text-align="start" style:justify-single-word="false"/>
      <style:text-properties style:text-underline-style="none" fo:font-weight="normal" officeooo:rsid="0001f3d1" officeooo:paragraph-rsid="0001f3d1" style:font-weight-asian="normal" style:font-weight-complex="normal"/>
    </style:style>
    <style:style style:name="P4" style:family="paragraph" style:parent-style-name="Standard">
      <style:paragraph-properties fo:line-height="150%" fo:text-align="start" style:justify-single-word="false"/>
      <style:text-properties style:text-underline-style="none" fo:font-weight="normal" officeooo:rsid="0001f3d1" officeooo:paragraph-rsid="000263e2" style:font-weight-asian="normal" style:font-weight-complex="normal"/>
    </style:style>
    <style:style style:name="P5" style:family="paragraph" style:parent-style-name="Standard">
      <style:paragraph-properties fo:line-height="150%" fo:text-align="start" style:justify-single-word="false"/>
      <style:text-properties style:text-underline-style="none" fo:font-weight="normal" officeooo:rsid="000263e2" officeooo:paragraph-rsid="000263e2" style:font-weight-asian="normal" style:font-weight-complex="normal"/>
    </style:style>
    <style:style style:name="P6" style:family="paragraph" style:parent-style-name="Standard">
      <style:paragraph-properties fo:line-height="150%" fo:text-align="start" style:justify-single-word="false"/>
      <style:text-properties style:text-underline-style="none" fo:font-weight="normal" officeooo:rsid="0001f3d1" officeooo:paragraph-rsid="000e4f1e" style:font-weight-asian="normal" style:font-weight-complex="normal"/>
    </style:style>
    <style:style style:name="P7" style:family="paragraph" style:parent-style-name="Standard">
      <style:paragraph-properties fo:line-height="150%" fo:text-align="start" style:justify-single-word="false"/>
      <style:text-properties style:text-underline-style="none" fo:font-weight="normal" officeooo:rsid="0001f3d1" officeooo:paragraph-rsid="0001f3d1" style:font-weight-asian="normal" style:font-weight-complex="normal"/>
    </style:style>
    <style:style style:name="P8" style:family="paragraph" style:parent-style-name="Standard">
      <style:paragraph-properties fo:line-height="150%" fo:text-align="start" style:justify-single-word="false"/>
      <style:text-properties style:text-underline-style="none" fo:font-weight="normal" officeooo:rsid="0001f3d1" officeooo:paragraph-rsid="000fc414" style:font-weight-asian="normal" style:font-weight-complex="normal"/>
    </style:style>
    <style:style style:name="P9" style:family="paragraph" style:parent-style-name="Standard">
      <style:paragraph-properties fo:line-height="150%" fo:text-align="start" style:justify-single-word="false"/>
      <style:text-properties style:text-underline-style="none" fo:font-weight="normal" officeooo:rsid="000263e2" officeooo:paragraph-rsid="00111291" style:font-weight-asian="normal" style:font-weight-complex="normal"/>
    </style:style>
    <style:style style:name="T1" style:family="text">
      <style:text-properties officeooo:rsid="00022ad2"/>
    </style:style>
    <style:style style:name="T2" style:family="text">
      <style:text-properties officeooo:rsid="000263e2"/>
    </style:style>
    <style:style style:name="T3" style:family="text">
      <style:text-properties officeooo:rsid="000ba160"/>
    </style:style>
    <style:style style:name="T4" style:family="text">
      <style:text-properties officeooo:rsid="000cffa6"/>
    </style:style>
    <style:style style:name="T5" style:family="text">
      <style:text-properties officeooo:rsid="000fc414"/>
    </style:style>
    <style:style style:name="T6" style:family="text">
      <style:text-properties officeooo:rsid="00111291"/>
    </style:style>
    <style:style style:name="T7" style:family="text">
      <style:text-properties officeooo:rsid="001316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rostasis Resurrection</text:p>
      <text:p text:style-name="P1">Part XXI.V – Ophelia's Redemption / Silver Platter / Renegade Sister</text:p>
      <text:p text:style-name="P3"><text:tab/></text:p>
      <text:p text:style-name="P3"><text:tab/>“Sir, sir, wait up.” Ishikawa and Hideo found the Commodore at the hexagonal tubes between his office and the hangar, their lab was somewhat in between.</text:p>
      <text:p text:style-name="P3"><text:tab/>“What is it?”</text:p>
      <text:p text:style-name="P3"><text:tab/>They caught their breath. “<text:span text:style-name="T1">Do you remember the broken security camera...,” A short inhale and exhale of air “...with the faulty mechanical drive for storage, when Ophelia supposedly killed her comrades for the first time?”</text:span></text:p>
      <text:p text:style-name="P8"><text:tab/>“<text:span text:style-name="T1">How can I forget.” The Commodore shook his head recalling his disappointment at Ophelia's behaviour. “Well what of it?”</text:span></text:p>
      <text:p text:style-name="P3"><text:tab/>“<text:span text:style-name="T1">We were able to, as a side project, to compile a portion of the data from one of the platters that was not damaged heavily from the fragmentation grenade the dragoons used under it. It contains about 64 exabyte of raw footage, but the quality had to be reduced to only 4k and 2 channels of Joint stereo, 128 Kbps...”</text:span></text:p>
      <text:p text:style-name="P3"><text:tab/>“<text:span text:style-name="T1">Ok skip the technical details, what else is changed, she killed them right?”</text:span></text:p>
      <text:p text:style-name="P6"><text:tab/>“<text:span text:style-name="T1">Well yes, that was established as a fact before, and she admitted to doing so under the influence of sodium thiopental normally known as...”</text:span></text:p>
      <text:p text:style-name="P6"><text:span text:style-name="T1"><text:tab/>“Truth serum.” Hideo interrupted.</text:span></text:p>
      <text:p text:style-name="P6"><text:span text:style-name="T1"><text:tab/>“That is all fine and true.” Ishikawa glared at Hideo in a disgruntled manner, and then back to the Commodore. </text:span></text:p>
      <text:p text:style-name="P3"><text:tab/>“<text:span text:style-name="T1">So what has changed since then?”</text:span></text:p>
      <text:p text:style-name="P3"><text:tab/>“<text:span text:style-name="T5">New evidence had surfaced.”</text:span></text:p>
      <text:p text:style-name="P3"><text:tab/>“<text:span text:style-name="T5">Let's go to your lab, I want to see it for myself.” They went to the lab. Some lighting rods were a bit flaky, the Commodore stared at them for a moment, and Hideo and Ishikawa nodded in agreement, to add it to their daily chores list.</text:span></text:p>
      <text:p text:style-name="P8"><text:tab/>“<text:span text:style-name="T1">The circumstances, as could be seen in this security VTR, both Mustapha and Jacques are full of shrapnel from the grenade and they actually are asking Ophelia to end their misery. She seems to deliberate on this for a minute or two before taking them down. Afterwards she did commit suicide but that is probably because she could not live with herself, knowing she had killed her two comrades.”</text:span></text:p>
      <text:p text:style-name="P8"><text:span text:style-name="T1"><text:tab/>“The muffler was indeed broken when she used her 9mm sidearm, a converted M1911 replica, the one cadets are being issued upon graduation of mobile infantry boot camp and professional courses.”</text:span></text:p>
      <text:p text:style-name="P8"><text:soft-page-break/><text:tab/>“<text:span text:style-name="T5">The Commodore knows that, Hideo. Please go and activate the Cytosine-Guanine pairs of Centrifuge 1 with your weird algae.”</text:span></text:p>
      <text:p text:style-name="P3"><text:tab/>“<text:span text:style-name="T1">So all this time, she wasn't the twisted fuck that we thought she was? Or is it possible she tampered with the video?” The Commodore seemed very skeptical about this new footage. He kept clenching his fists as if he wanted to punch the desk of Hideo and his VTR 3D printed gear, though he had managed to keep his composure firm at all time. At last he picked up the silver platter, it was very thin and fragile, it could have disintegrated in his palm if he tried to.</text:span></text:p>
      <text:p text:style-name="P3"><text:tab/>“<text:span text:style-name="T1">No we double checked the metadata of the files we constructed our file from, this is the real thing, sir. We know she knows how to manipulate such data, every kid now knows that, but we triple checked it, and it was not altered, not to mention the platter was always at our lab, so she had no physical access to it all this time.”</text:span></text:p>
      <text:p text:style-name="P3"><text:tab/>“<text:span text:style-name="T1">Hideo, do you concur with everything that Ishikawa just told me, to be the absolutely accurate?”</text:span></text:p>
      <text:p text:style-name="P3"><text:tab/>“<text:span text:style-name="T1">Yes, there is that renegade sister of hers, who is tenfold as dangerous as the original host, at least that's what I heard. Sir can I have it back, please?” He clearly referred to the platter which already was only three quarters of its pre blast state. The Commodore gave it back willingly as if it was just a piece of paper.</text:span></text:p>
      <text:p text:style-name="P3"><text:tab/>“<text:span text:style-name="T2">Who told you that?” He inquired.</text:span></text:p>
      <text:p text:style-name="P3"><text:tab/>“<text:span text:style-name="T2">I just overheard some soldiers from Vega squadron mention something about it when they came for a visit last month or so.”</text:span></text:p>
      <text:p text:style-name="P4"><text:tab/>“<text:span text:style-name="T2">Is there any aberrant behaviour by Mr. Dante Romano when he visits Ophelia while she's being resurrected?”</text:span></text:p>
      <text:p text:style-name="P5"><text:tab/> “None that we can discern. He is hooking an optical cable to her Uber den Geist, but that is probably just to record her vitals and monitor them, he usually leaves within less than ten minutes or so.”</text:p>
      <text:p text:style-name="P4"><text:tab/>“<text:span text:style-name="T2">Does he inject the inhibitors when she is being resurrected?”</text:span></text:p>
      <text:p text:style-name="P4"><text:tab/>“<text:span text:style-name="T2">Like an orange clockwork, sir, every time right on schedule. I believe he is trustworthy and follows his orders to the letter.”</text:span></text:p>
      <text:p text:style-name="P4"><text:tab/>“<text:span text:style-name="T2">The same can be said about you guys as well, I'll give Dr. Moore a good word for your dedication, don't expect a big reward though, maybe an extra container of biomass next month.”</text:span></text:p>
      <text:p text:style-name="P4"><text:tab/>“<text:span text:style-name="T2">The more, the better we can serve you and revive the fallen, this month was a lot of shortage of Cytosine – Guanine pairs, so we had to use 3D printed centrifuge byproduct of ancient algae, some would even call them archea. Boy that is one old trick from the hat, the boys at the academy would flip </text:span><text:soft-page-break/><text:span text:style-name="T2">in their hyper-sleep cryo-pods if they could willingly do so.”</text:span></text:p>
      <text:p text:style-name="P5"><text:tab/>“This month it will be fine, the Brigadier General closed a good deal with one of our outsource suppliers. Him and Terron went to earth to test a few general notions that <text:span text:style-name="T3">we </text:span>were a bit skeptical about, but the results were very re-assuring to all parties involved.” <text:span text:style-name="T3">He had a tinge of a smile smirked all over his face, but it quickly faded away.</text:span></text:p>
      <text:p text:style-name="P5"><text:tab/>“If you say so, sir.” <text:span text:style-name="T3">The boys smiled back at him for a moment.</text:span></text:p>
      <text:p text:style-name="P9"><text:tab/>“I do, Hideo, now come you two, I'll even buy you a meal right now to show a bit of gratitude.” They went to the nearest Bloc house restaurant and ate about 400 grams of filet meat each. The commodore settled with a nice 250 grams of venison beef mixture. He seemed to have texted someone during the meal. <text:span text:style-name="T6">'I need the events of last month to un-occur for both rez techs, not a word to the Doctor though, let me know if he is asking. Only me, the Brigadier General are on the need to know status, Acknowledge when done'.</text:span></text:p>
      <text:p text:style-name="P9"><text:tab/>A memory wipe special Psyion priest awaited Hideo and Ishikawa as they went out of the restaurant and gave them about a 720 hours worth <text:span text:style-name="T7">a </text:span>glance. Weirdly so the notion of Cordelia seemed to have been forgotten <text:span text:style-name="T6">by</text:span> them both. <text:span text:style-name="T4">It could have been a whisper of a ghost as far as they were concerned. Cordelia was no more but a figment of their imagination. 'Done' was sent to the Commodore's wrist communication devi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01:41:50.166768323</meta:creation-date>
    <dc:date>2016-02-10T23:00:39.694160662</dc:date>
    <meta:editing-duration>P2DT44M43S</meta:editing-duration>
    <meta:editing-cycles>14</meta:editing-cycles>
    <meta:generator>LibreOffice/5.0.4.2$Linux_X86_64 LibreOffice_project/00$Build-2</meta:generator>
    <meta:print-date>2016-02-10T16:18:21.451766161</meta:print-date>
    <meta:document-statistic meta:table-count="0" meta:image-count="0" meta:object-count="0" meta:page-count="3" meta:paragraph-count="34" meta:word-count="1096" meta:character-count="6077" meta:non-whitespace-character-count="4978"/>
  </office:meta>
</office:document-meta>
</file>